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b0bd" officeooo:paragraph-rsid="0018b0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ortif(SP_id,…) <text:s text:c="47"/>Appartient(«#SP_id,#CL_id)</text:p>
      <text:p text:style-name="P1"/>
      <text:p text:style-name="P1">Competition(Co-id,)</text:p>
      <text:p text:style-name="P1"/>
      <text:p text:style-name="P1">Inscription <text:s/>(, #SP-id,#Co-id,IN-dossard)</text:p>
      <text:p text:style-name="P1"/>
      <text:p text:style-name="P1">Epreuve ( EP-id,)</text:p>
      <text:p text:style-name="P1"/>
      <text:p text:style-name="P1">Constitution ( #Co-id,#Ep-ID)</text:p>
      <text:p text:style-name="P1"/>
      <text:p text:style-name="P1">Certificat medical ( CM-id, … # SP-id)</text:p>
      <text:p text:style-name="P1"/>
      <text:p text:style-name="P1">Club( CL-id,…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09:34:04.464336476</meta:creation-date>
    <dc:date>2020-07-07T09:41:09.209184017</dc:date>
    <meta:editing-duration>PT7M5S</meta:editing-duration>
    <meta:editing-cycles>1</meta:editing-cycles>
    <meta:document-statistic meta:table-count="0" meta:image-count="0" meta:object-count="0" meta:page-count="1" meta:paragraph-count="7" meta:word-count="21" meta:character-count="248" meta:non-whitespace-character-count="186"/>
    <meta:generator>LibreOffice/6.0.7.3$Linux_X86_64 LibreOffice_project/00m0$Build-3</meta:generator>
  </office:meta>
</office:document-meta>
</file>